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" style:family="table">
      <style:table-properties style:width="16.933cm" table:align="left"/>
    </style:style>
    <style:style style:name="Tabla1.A" style:family="table-column">
      <style:table-column-properties style:column-width="8.497cm"/>
    </style:style>
    <style:style style:name="Tabla1.B" style:family="table-column">
      <style:table-column-properties style:column-width="8.437cm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949cm" fo:margin-left="0cm" fo:margin-right="0.051cm" table:align="margins"/>
    </style:style>
    <style:style style:name="Tabla2.A" style:family="table-column">
      <style:table-column-properties style:column-width="7.549cm" style:rel-column-width="4280*"/>
    </style:style>
    <style:style style:name="Tabla2.B" style:family="table-column">
      <style:table-column-properties style:column-width="3.034cm" style:rel-column-width="1720*"/>
    </style:style>
    <style:style style:name="Tabla2.C" style:family="table-column">
      <style:table-column-properties style:column-width="2.593cm" style:rel-column-width="1470*"/>
    </style:style>
    <style:style style:name="Tabla2.D" style:family="table-column">
      <style:table-column-properties style:column-width="1.711cm" style:rel-column-width="970*"/>
    </style:style>
    <style:style style:name="Tabla2.E" style:family="table-column">
      <style:table-column-properties style:column-width="2.062cm" style:rel-column-width="1169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E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.A3" style:family="table-cell">
      <style:table-cell-properties fo:padding="0.097cm" fo:border-left="0.002cm solid #000000" fo:border-right="none" fo:border-top="none" fo:border-bottom="0.002cm solid #000000"/>
    </style:style>
    <style:style style:name="Tabla3" style:family="table">
      <style:table-properties style:width="16.949cm" table:align="left"/>
    </style:style>
    <style:style style:name="Tabla3.A" style:family="table-column">
      <style:table-column-properties style:column-width="8.498cm"/>
    </style:style>
    <style:style style:name="Tabla3.B" style:family="table-column">
      <style:table-column-properties style:column-width="8.451cm"/>
    </style:style>
    <style:style style:name="Tabla3.A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6.949cm" fo:margin-left="0cm" fo:margin-right="0.051cm" table:align="margins"/>
    </style:style>
    <style:style style:name="Tabla4.A" style:family="table-column">
      <style:table-column-properties style:column-width="7.549cm" style:rel-column-width="4280*"/>
    </style:style>
    <style:style style:name="Tabla4.B" style:family="table-column">
      <style:table-column-properties style:column-width="3.034cm" style:rel-column-width="1720*"/>
    </style:style>
    <style:style style:name="Tabla4.C" style:family="table-column">
      <style:table-column-properties style:column-width="2.593cm" style:rel-column-width="1470*"/>
    </style:style>
    <style:style style:name="Tabla4.D" style:family="table-column">
      <style:table-column-properties style:column-width="1.711cm" style:rel-column-width="970*"/>
    </style:style>
    <style:style style:name="Tabla4.E" style:family="table-column">
      <style:table-column-properties style:column-width="2.062cm" style:rel-column-width="1169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E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.A3" style:family="table-cell">
      <style:table-cell-properties fo:padding="0.097cm" fo:border-left="0.002cm solid #000000" fo:border-right="none" fo:border-top="none" fo:border-bottom="0.002cm solid #000000"/>
    </style:style>
    <style:style style:name="Firmas" style:family="table">
      <style:table-properties style:width="17cm" table:align="margins"/>
    </style:style>
    <style:style style:name="Firmas.A" style:family="table-column">
      <style:table-column-properties style:column-width="8.5cm" style:rel-column-width="32767*"/>
    </style:style>
    <style:style style:name="Firmas.A1" style:family="table-cell">
      <style:table-cell-properties fo:padding="0.097cm" fo:border="non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P12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size="10pt" style:font-size-asian="10pt" style:font-size-complex="10pt"/>
    </style:style>
    <style:style style:name="P1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if test=&quot;o.type=='receipt'&quot;&gt;">&lt;if test="o.type=='receipt'"&gt;</text:text-input></text:p>
      <text:p text:style-name="P1">Comprobante de Ingreso</text:p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2"><text:span text:style-name="T1">Nombre:</text:span><text:text-input text:description="&lt;o.partner_id.name&gt;">&lt;o.partner_id.name&gt;</text:text-input></text:p>
          </table:table-cell>
          <table:covered-table-cell/>
        </table:table-row>
        <table:table-row>
          <table:table-cell table:style-name="Tabla1.A2" office:value-type="string">
            <text:p text:style-name="P2"><text:span text:style-name="T1">CED/RUC:</text:span><text:text-input text:description="&lt;o.partner_id.ref&gt;">&lt;o.partner_id.ref&gt;</text:text-input></text:p>
          </table:table-cell>
          <table:table-cell table:style-name="Tabla1.B2" office:value-type="string">
            <text:p text:style-name="P2"><text:span text:style-name="T1">Fecha:</text:span><text:text-input text:description="&lt;o.date&gt;">&lt;o.date&gt;</text:text-input></text:p>
          </table:table-cell>
        </table:table-row>
        <table:table-row>
          <table:table-cell table:style-name="Tabla1.A2" office:value-type="string">
            <text:p text:style-name="P2"><text:span text:style-name="T1">Referencia:</text:span><text:text-input text:description="&lt;o.reference&gt;">&lt;o.reference&gt;</text:text-input></text:p>
          </table:table-cell>
          <table:table-cell table:style-name="Tabla1.B2" office:value-type="string">
            <text:p text:style-name="P2"><text:span text:style-name="T1">Diario:</text:span><text:text-input text:description="&lt;o.journal_id.name&gt;">&lt;o.journal_id.name&gt;</text:text-input></text:p>
          </table:table-cell>
        </table:table-row>
        <table:table-row>
          <table:table-cell table:style-name="Tabla1.B2" table:number-columns-spanned="2" office:value-type="string">
            <text:p text:style-name="P2"><text:span text:style-name="T1">Memoria:</text:span><text:text-input text:description="&lt;o.name&gt;">&lt;o.name&gt;</text:text-input></text:p>
          </table:table-cell>
          <table:covered-table-cell/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4">Movimiento</text:p>
          </table:table-cell>
          <table:table-cell table:style-name="Tabla2.A1" office:value-type="string">
            <text:p text:style-name="P4">Fecha de Emis.</text:p>
          </table:table-cell>
          <table:table-cell table:style-name="Tabla2.A1" office:value-type="string">
            <text:p text:style-name="P4">Fecha de Venc.</text:p>
          </table:table-cell>
          <table:table-cell table:style-name="Tabla2.A1" office:value-type="string">
            <text:p text:style-name="P5">Debe</text:p>
          </table:table-cell>
          <table:table-cell table:style-name="Tabla2.E1" office:value-type="string">
            <text:p text:style-name="P6">Haber</text:p>
          </table:table-cell>
        </table:table-row>
        <table:table-row>
          <table:table-cell table:style-name="Tabla2.A2" table:number-columns-spanned="5" office:value-type="string">
            <text:p text:style-name="P2"><text:text-input text:description="&lt;for each=&quot;line in o.move_ids&quot;&gt;">&lt;for each="line in o.move_ids"&gt;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2.A3" office:value-type="string">
            <text:p text:style-name="P11"><text:text-input text:description="&lt;get_name(line.account_id)&gt;">&lt;get_name(line.account_id)&gt;</text:text-input></text:p>
            <text:p text:style-name="P11"/>
          </table:table-cell>
          <table:table-cell table:style-name="Tabla2.A3" office:value-type="string">
            <text:p text:style-name="P11"><text:text-input text:description="&lt;line.date_created&gt;">&lt;line.date_created&gt;</text:text-input></text:p>
          </table:table-cell>
          <table:table-cell table:style-name="Tabla2.A3" office:value-type="string">
            <text:p text:style-name="P11"><text:text-input text:description="&lt;line.date_maturity&gt;">&lt;line.date_maturity&gt;</text:text-input></text:p>
          </table:table-cell>
          <table:table-cell table:style-name="Tabla2.A3" office:value-type="string">
            <text:p text:style-name="P12"><text:text-input text:description="&lt;line.debit or ''&gt;">&lt;line.debit or ''&gt;</text:text-input></text:p>
          </table:table-cell>
          <table:table-cell table:style-name="Tabla2.A2" office:value-type="string">
            <text:p text:style-name="P12"><text:text-input text:description="&lt;line.credit or ''&gt;">&lt;line.credit or ''&gt;</text:text-input></text:p>
          </table:table-cell>
        </table:table-row>
        <table:table-row>
          <table:table-cell table:style-name="Tabla2.A2" table:number-columns-spanned="5" office:value-type="string">
            <text:p text:style-name="P2"><text:text-input text:description="&lt;/for&gt;">&lt;/for&gt;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  <table:table table:name="Tabla5" table:style-name="Tabla5">
        <table:table-column table:style-name="Tabla5.A" table:number-columns-repeated="2"/>
        <table:table-row>
          <table:table-cell table:style-name="Tabla5.A1" office:value-type="string">
            <text:p text:style-name="P10"/>
            <text:p text:style-name="P10"/>
            <text:p text:style-name="P10">___________________</text:p>
            <text:p text:style-name="P10">Recibí Conforme</text:p>
            <text:p text:style-name="P10">Nombre: <text:s text:c="40"/></text:p>
            <text:p text:style-name="P10">C.I.: <text:s text:c="33"/></text:p>
          </table:table-cell>
          <table:table-cell table:style-name="Tabla5.A1" office:value-type="string">
            <text:p text:style-name="P10"/>
            <text:p text:style-name="P10"/>
            <text:p text:style-name="P10">_____________________</text:p>
            <text:p text:style-name="P10">Firma Autorizada</text:p>
          </table:table-cell>
        </table:table-row>
      </table:table>
      <text:p text:style-name="Standard"><text:text-input text:description="&lt;/if&gt;">&lt;/if&gt;</text:text-input></text:p>
      <text:p text:style-name="Standard"><text:text-input text:description="&lt;if test=&quot;o.type=='payment'&quot;&gt;">&lt;if test="o.type=='payment'"&gt;</text:text-input></text:p>
      <text:p text:style-name="P1">Comprobante de Egreso</text:p>
      <text:p text:style-name="P1"/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2"><text:span text:style-name="T1">Nombre:</text:span><text:text-input text:description="&lt;o.partner_id.name&gt;">&lt;o.partner_id.name&gt;</text:text-input></text:p>
          </table:table-cell>
          <table:covered-table-cell/>
        </table:table-row>
        <table:table-row>
          <table:table-cell table:style-name="Tabla3.A2" office:value-type="string">
            <text:p text:style-name="P2"><text:span text:style-name="T1">CED/RUC:</text:span><text:text-input text:description="&lt;o.partner_id.ref&gt;">&lt;o.partner_id.ref&gt;</text:text-input></text:p>
          </table:table-cell>
          <table:table-cell table:style-name="Tabla3.B2" office:value-type="string">
            <text:p text:style-name="P2"><text:span text:style-name="T1">Fecha:</text:span><text:text-input text:description="&lt;o.date&gt;">&lt;o.date&gt;</text:text-input></text:p>
          </table:table-cell>
        </table:table-row>
        <table:table-row>
          <table:table-cell table:style-name="Tabla3.A2" office:value-type="string">
            <text:p text:style-name="P2"><text:span text:style-name="T1">Referencia:</text:span><text:text-input text:description="&lt;o.reference&gt;">&lt;o.reference&gt;</text:text-input></text:p>
          </table:table-cell>
          <table:table-cell table:style-name="Tabla3.B2" office:value-type="string">
            <text:p text:style-name="P2"><text:span text:style-name="T1">Diario:</text:span><text:text-input text:description="&lt;o.journal_id.name&gt;">&lt;o.journal_id.name&gt;</text:text-input></text:p>
          </table:table-cell>
        </table:table-row>
        <table:table-row>
          <table:table-cell table:style-name="Tabla3.B2" table:number-columns-spanned="2" office:value-type="string">
            <text:p text:style-name="P2"><text:span text:style-name="T1">Memoria:</text:span><text:text-input text:description="&lt;o.name&gt;">&lt;o.name&gt;</text:text-input></text:p>
          </table:table-cell>
          <table:covered-table-cell/>
        </table:table-row>
      </table:table>
      <text:p text:style-name="P1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>
          <table:table-cell table:style-name="Tabla4.A1" office:value-type="string">
            <text:p text:style-name="P4">Movimiento</text:p>
          </table:table-cell>
          <table:table-cell table:style-name="Tabla4.A1" office:value-type="string">
            <text:p text:style-name="P4">Fecha de Emis.</text:p>
          </table:table-cell>
          <table:table-cell table:style-name="Tabla4.A1" office:value-type="string">
            <text:p text:style-name="P4">Fecha de Venc.</text:p>
          </table:table-cell>
          <table:table-cell table:style-name="Tabla4.A1" office:value-type="string">
            <text:p text:style-name="P5">Debe</text:p>
          </table:table-cell>
          <table:table-cell table:style-name="Tabla4.E1" office:value-type="string">
            <text:p text:style-name="P6">Haber</text:p>
          </table:table-cell>
        </table:table-row>
        <table:table-row>
          <table:table-cell table:style-name="Tabla4.A2" table:number-columns-spanned="5" office:value-type="string">
            <text:p text:style-name="P2"><text:text-input text:description="&lt;for each=&quot;line in o.move_ids&quot;&gt;">&lt;for each="line in o.move_ids"&gt;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4.A3" office:value-type="string">
            <text:p text:style-name="P11"><text:text-input text:description="&lt;get_name(line.account_id)&gt;">&lt;get_name(line.account_id)&gt;</text:text-input></text:p>
            <text:p text:style-name="P13"/>
          </table:table-cell>
          <table:table-cell table:style-name="Tabla4.A3" office:value-type="string">
            <text:p text:style-name="P13"><text:text-input text:description="&lt;line.date_created&gt;">&lt;line.date_created&gt;</text:text-input></text:p>
          </table:table-cell>
          <table:table-cell table:style-name="Tabla4.A3" office:value-type="string">
            <text:p text:style-name="P13"><text:text-input text:description="&lt;line.date_maturity&gt;">&lt;line.date_maturity&gt;</text:text-input></text:p>
          </table:table-cell>
          <table:table-cell table:style-name="Tabla4.A3" office:value-type="string">
            <text:p text:style-name="P13"><text:text-input text:description="&lt;line.debit or ''&gt;">&lt;line.debit or ''&gt;</text:text-input></text:p>
          </table:table-cell>
          <table:table-cell table:style-name="Tabla4.A2" office:value-type="string">
            <text:p text:style-name="P13"><text:text-input text:description="&lt;line.credit or ''&gt;">&lt;line.credit or ''&gt;</text:text-input></text:p>
          </table:table-cell>
        </table:table-row>
        <table:table-row>
          <table:table-cell table:style-name="Tabla4.A2" table:number-columns-spanned="5" office:value-type="string">
            <text:p text:style-name="P2"><text:text-input text:description="&lt;/for&gt;">&lt;/for&gt;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  <table:table table:name="Firmas" table:style-name="Firmas">
        <table:table-column table:style-name="Firmas.A" table:number-columns-repeated="2"/>
        <table:table-row>
          <table:table-cell table:style-name="Firmas.A1" office:value-type="string">
            <text:p text:style-name="P10"/>
            <text:p text:style-name="P10"/>
            <text:p text:style-name="P10">___________________</text:p>
            <text:p text:style-name="P10">Recibí Conforme</text:p>
            <text:p text:style-name="P10">Nombre: <text:s text:c="40"/></text:p>
            <text:p text:style-name="P10">C.I.: <text:s text:c="33"/></text:p>
          </table:table-cell>
          <table:table-cell table:style-name="Firmas.A1" office:value-type="string">
            <text:p text:style-name="P10"/>
            <text:p text:style-name="P10"/>
            <text:p text:style-name="P10">_____________________</text:p>
            <text:p text:style-name="P10">Firma Autorizada</text:p>
          </table:table-cell>
        </table:table-row>
      </table:table>
      <text:p text:style-name="P1"/>
      <text:p text:style-name="Standard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opher  Ormaza</meta:initial-creator>
    <meta:creation-date>2011-09-11T20:52:38.57</meta:creation-date>
    <dc:date>2012-03-29T15:53:00.48</dc:date>
    <meta:editing-duration>PT2H14M35S</meta:editing-duration>
    <meta:editing-cycles>87</meta:editing-cycles>
    <meta:generator>OpenOffice.org/3.3$Win32 OpenOffice.org_project/330m20$Build-9567</meta:generator>
    <meta:document-statistic meta:table-count="6" meta:image-count="0" meta:object-count="0" meta:page-count="1" meta:paragraph-count="54" meta:word-count="86" meta:character-count="1057"/>
  </office:meta>
</office:document-meta>
</file>